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111671" officeooo:paragraph-rsid="00114b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671" officeooo:paragraph-rsid="00114ba3" style:font-weight-asian="bold" style:font-weight-complex="bold"/>
    </style:style>
    <style:style style:name="P3" style:family="paragraph" style:parent-style-name="Standard">
      <style:text-properties style:font-name="Arial" fo:font-weight="bold" officeooo:rsid="00141aa1" officeooo:paragraph-rsid="00114ba3" style:font-weight-asian="bold" style:font-weight-complex="bold"/>
    </style:style>
    <style:style style:name="P4" style:family="paragraph" style:parent-style-name="Standard">
      <style:text-properties style:font-name="Arial" fo:font-weight="bold" officeooo:rsid="00114ba3" officeooo:paragraph-rsid="00114ba3" style:font-weight-asian="bold" style:font-weight-complex="bold"/>
    </style:style>
    <style:style style:name="P5" style:family="paragraph" style:parent-style-name="Standard">
      <style:text-properties style:font-name="Arial" fo:font-weight="bold" officeooo:rsid="002fb486" officeooo:paragraph-rsid="002fb486" style:font-weight-asian="bold" style:font-weight-complex="bold"/>
    </style:style>
    <style:style style:name="P6" style:family="paragraph" style:parent-style-name="Standard">
      <style:text-properties style:font-name="Arial" fo:font-weight="bold" officeooo:rsid="0030df3e" officeooo:paragraph-rsid="0030df3e" style:font-weight-asian="bold" style:font-weight-complex="bold"/>
    </style:style>
    <style:style style:name="P7" style:family="paragraph" style:parent-style-name="Standard">
      <style:text-properties style:font-name="Arial" officeooo:rsid="00111671" officeooo:paragraph-rsid="00114ba3"/>
    </style:style>
    <style:style style:name="P8" style:family="paragraph" style:parent-style-name="Standard">
      <style:text-properties style:font-name="Arial" officeooo:rsid="00141aa1" officeooo:paragraph-rsid="00114ba3"/>
    </style:style>
    <style:style style:name="P9" style:family="paragraph" style:parent-style-name="Standard">
      <style:text-properties style:font-name="Arial" officeooo:rsid="00114ba3" officeooo:paragraph-rsid="00114ba3"/>
    </style:style>
    <style:style style:name="P10" style:family="paragraph" style:parent-style-name="Standard">
      <style:text-properties style:font-name="Arial" fo:font-weight="normal" officeooo:rsid="001f2500" officeooo:paragraph-rsid="003460df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00c12" officeooo:paragraph-rsid="003460df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00e35" officeooo:paragraph-rsid="003460df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460df" officeooo:paragraph-rsid="003460df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5f4ce" officeooo:paragraph-rsid="0035f4ce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fb486" officeooo:paragraph-rsid="002fb486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30df3e" officeooo:paragraph-rsid="002fb486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30df3e" officeooo:paragraph-rsid="0030df3e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1c1da" officeooo:paragraph-rsid="0030df3e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1c1da" officeooo:paragraph-rsid="0031c1da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33d35" officeooo:paragraph-rsid="00333d35" style:font-weight-asian="normal" style:font-weight-complex="normal"/>
    </style:style>
    <style:style style:name="P21" style:family="paragraph" style:parent-style-name="Standard">
      <style:text-properties style:font-name="Arial" officeooo:rsid="002adb39" officeooo:paragraph-rsid="002adb39"/>
    </style:style>
    <style:style style:name="P22" style:family="paragraph" style:parent-style-name="Standard">
      <style:text-properties style:font-name="Arial" officeooo:rsid="002c2610" officeooo:paragraph-rsid="002c2610"/>
    </style:style>
    <style:style style:name="P23" style:family="paragraph" style:parent-style-name="Standard">
      <style:text-properties style:font-name="Arial" officeooo:rsid="002dd18e" officeooo:paragraph-rsid="002dd18e"/>
    </style:style>
    <style:style style:name="P24" style:family="paragraph" style:parent-style-name="Standard">
      <style:text-properties officeooo:rsid="00200c12" officeooo:paragraph-rsid="003460df"/>
    </style:style>
    <style:style style:name="P25" style:family="paragraph" style:parent-style-name="Standard">
      <style:text-properties officeooo:paragraph-rsid="002adb39"/>
    </style:style>
    <style:style style:name="P26" style:family="paragraph" style:parent-style-name="Standard">
      <style:text-properties officeooo:paragraph-rsid="002dd18e"/>
    </style:style>
    <style:style style:name="P27" style:family="paragraph" style:parent-style-name="Standard">
      <style:text-properties style:font-name="Ubuntu Mono" fo:font-size="11pt" fo:font-weight="normal" officeooo:rsid="00333d35" officeooo:paragraph-rsid="00333d35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break-before="page"/>
      <style:text-properties style:font-name="Arial" fo:font-weight="bold" officeooo:rsid="001f2500" officeooo:paragraph-rsid="003460df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Arial" fo:font-weight="bold" officeooo:rsid="002c2610" officeooo:paragraph-rsid="002c2610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Arial" fo:font-weight="bold" officeooo:rsid="002fb486" officeooo:paragraph-rsid="002fb486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Arial" fo:font-weight="bold" officeooo:rsid="003460df" officeooo:paragraph-rsid="003460df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Arial" fo:font-weight="bold" officeooo:rsid="00333d35" officeooo:paragraph-rsid="00333d35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font-weight="normal" officeooo:rsid="0030df3e" officeooo:paragraph-rsid="0030df3e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30df3e" officeooo:paragraph-rsid="0030df3e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31c1da" officeooo:paragraph-rsid="0031c1da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379299" officeooo:paragraph-rsid="00379299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391e7a" officeooo:paragraph-rsid="00391e7a" style:font-weight-asian="normal" style:font-weight-complex="normal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text-align="center" style:writing-mode="lr-tb"/>
    </style:style>
    <style:style style:name="P40" style:family="paragraph">
      <style:paragraph-properties fo:text-align="center"/>
    </style:style>
    <style:style style:name="T1" style:family="text">
      <style:text-properties style:font-name="Arial" officeooo:rsid="00141aa1"/>
    </style:style>
    <style:style style:name="T2" style:family="text">
      <style:text-properties style:font-name="Arial" officeooo:rsid="00114ba3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00e35" style:font-weight-asian="normal" style:font-weight-complex="normal"/>
    </style:style>
    <style:style style:name="T5" style:family="text">
      <style:text-properties style:font-name="Arial" fo:font-weight="normal" officeooo:rsid="003460df" style:font-weight-asian="normal" style:font-weight-complex="normal"/>
    </style:style>
    <style:style style:name="T6" style:family="text">
      <style:text-properties style:font-name="Arial" fo:font-weight="normal" officeooo:rsid="00392cc6" style:font-weight-asian="normal" style:font-weight-complex="normal"/>
    </style:style>
    <style:style style:name="T7" style:family="text">
      <style:text-properties style:font-name="Arial" officeooo:rsid="002adb39"/>
    </style:style>
    <style:style style:name="T8" style:family="text">
      <style:text-properties style:font-name="Arial" officeooo:rsid="002dd18e"/>
    </style:style>
    <style:style style:name="T9" style:family="text">
      <style:text-properties style:font-name="Arial" officeooo:rsid="002fb486"/>
    </style:style>
    <style:style style:name="T10" style:family="text">
      <style:text-properties officeooo:rsid="00114ba3"/>
    </style:style>
    <style:style style:name="T11" style:family="text">
      <style:text-properties officeooo:rsid="002adb39"/>
    </style:style>
    <style:style style:name="T12" style:family="text">
      <style:text-properties officeooo:rsid="002fb48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0df3e" style:font-weight-asian="normal" style:font-weight-complex="normal"/>
    </style:style>
    <style:style style:name="T15" style:family="text">
      <style:text-properties fo:font-weight="normal" officeooo:rsid="0031c1da" style:font-weight-asian="normal" style:font-weight-complex="normal"/>
    </style:style>
    <style:style style:name="T16" style:family="text">
      <style:text-properties fo:font-weight="normal" officeooo:rsid="00369e11" style:font-weight-asian="normal" style:font-weight-complex="normal"/>
    </style:style>
    <style:style style:name="T17" style:family="text">
      <style:text-properties officeooo:rsid="003460df"/>
    </style:style>
    <style:style style:name="T18" style:family="text">
      <style:text-properties officeooo:rsid="0035f4ce"/>
    </style:style>
    <style:style style:name="T19" style:family="text">
      <style:text-properties officeooo:rsid="00200c12"/>
    </style:style>
    <style:style style:name="T20" style:family="text">
      <style:text-properties officeooo:rsid="00200e35"/>
    </style:style>
    <style:style style:name="T21" style:family="text">
      <style:text-properties officeooo:rsid="00360e23"/>
    </style:style>
    <style:style style:name="T22" style:family="text">
      <style:text-properties officeooo:rsid="00369e1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391e7a"/>
    </style:style>
    <style:style style:name="T25" style:family="text">
      <style:text-properties officeooo:rsid="00392cc6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561cm" fo:min-width="2.96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svg:stroke-color="#000000" draw:marker-start="Circle" draw:marker-start-width="0.176cm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4 Spring CPSC 223C</text:p>
      <text:p text:style-name="P2">Assignment <text:span text:style-name="T10">4</text:span> <text:s/><text:span text:style-name="T10">Binary Files</text:span></text:p>
      <text:p text:style-name="P7"/>
      <text:p text:style-name="P7"/>
      <text:p text:style-name="P7"/>
      <text:p text:style-name="P7"/>
      <text:p text:style-name="P3">Introduction</text:p>
      <text:p text:style-name="P8"/>
      <text:p text:style-name="P25"><text:span text:style-name="T1">This program is about </text:span><text:span text:style-name="T2">creating </text:span><text:span text:style-name="T7">a binary file, and then, reading data from that fie.</text:span></text:p>
      <text:p text:style-name="P9"/>
      <text:p text:style-name="P9">This assignment must be built in <text:span text:style-name="T11">two</text:span> parts. <text:s/><text:span text:style-name="T11">In the first part you make a program that reads an ordinary text file and writes the data to a binary file of structs.</text:span></text:p>
      <text:p text:style-name="P9"/>
      <text:p text:style-name="P21">In the second part you create a program that will open the binary file for input, and then read structs of data one by one from the binary file and write that information to stdout.</text:p>
      <text:p text:style-name="P9"/>
      <text:p text:style-name="P21">There are two programs to be created and tested. <text:s/>In a sense the two programs are opposites of each other.</text:p>
      <text:p text:style-name="P21"/>
      <text:p text:style-name="P21"/>
      <text:p text:style-name="P21"/>
      <text:p text:style-name="P21"/>
      <text:p text:style-name="P21"/>
      <text:p text:style-name="P21"/>
      <text:p text:style-name="P21">Continue to the next page</text:p>
      <text:p text:style-name="P21"/>
      <text:p text:style-name="P21"/>
      <text:p text:style-name="P29"><text:span text:style-name="T12">Part 1: </text:span>Create some data for test purposes.</text:p>
      <text:p text:style-name="P22"/>
      <text:p text:style-name="P22">Let’s make our data centered on students on our campus.</text:p>
      <text:p text:style-name="P21"/>
      <text:p text:style-name="P22">For purposes of learning programming we will assume every student has the following information.</text:p>
      <text:p text:style-name="P22"/>
      <text:p text:style-name="P22">Name: <text:s text:c="2"/>The type is array of char. <text:s/>The data usually contains white spaces.</text:p>
      <text:p text:style-name="P21"/>
      <text:p text:style-name="P22">Cwid: <text:s text:c="3"/>This is an unsigned int type</text:p>
      <text:p text:style-name="P22"/>
      <text:p text:style-name="P22">Major: <text:s text:c="3"/>This is another array of char</text:p>
      <text:p text:style-name="P22"/>
      <text:p text:style-name="P22">Class standing: <text:s/>This has data type enum class {Freshman, Sophomore, Junior, Senior}</text:p>
      <text:p text:style-name="P21"/>
      <text:p text:style-name="P22">Zip code: <text:s text:c="2"/>This is an unsigned int.</text:p>
      <text:p text:style-name="P21"/>
      <text:p text:style-name="P23">That’s the minimum set of data</text:p>
      <text:p text:style-name="P23"/>
      <text:p text:style-name="P23"/>
      <text:p text:style-name="P23"/>
      <text:p text:style-name="P23">I recommend that you add a couple more of your own choice. <text:s/>For instance:</text:p>
      <text:p text:style-name="P23"/>
      <text:p text:style-name="P23">Phone number</text:p>
      <text:p text:style-name="P23">or</text:p>
      <text:p text:style-name="P23">Number_units_completed: <text:s text:c="2"/>maybe an integer</text:p>
      <text:p text:style-name="P23">or</text:p>
      <text:p text:style-name="P23">Cost_csuf_parking: <text:s/>a float number</text:p>
      <text:p text:style-name="P23">or</text:p>
      <text:p text:style-name="P23">Gpa: <text:s text:c="2"/>certainly a float number</text:p>
      <text:p text:style-name="P21"/>
      <text:p text:style-name="P21"/>
      <text:p text:style-name="P21"/>
      <text:p text:style-name="P23">You include a few data items of your own choice.</text:p>
      <text:p text:style-name="P23"/>
      <text:p text:style-name="P23"/>
      <text:p text:style-name="P23">Make an “h” file with a name like “student.h”. <text:s/><text:span text:style-name="T22">It may be called a header file. <text:s/></text:span>Inside of the file place a struct that contains all the selected data values about a single student.</text:p>
      <text:p text:style-name="P23"/>
      <text:p text:style-name="P23">The struct inside the file often has the same name as the file name, but that is not a requirement.</text:p>
      <text:p text:style-name="P23"/>
      <text:p text:style-name="P26"><text:span text:style-name="T8">In your bash file place a compile statement that will compile the h-file</text:span><text:span text:style-name="T9"> containing</text:span><text:span text:style-name="T8"> the struct.</text:span></text:p>
      <text:p text:style-name="P4"/>
      <text:p text:style-name="P4"/>
      <text:p text:style-name="P30">Part 2: Make a text <text:span text:style-name="T22">file</text:span> using an text file editor</text:p>
      <text:p text:style-name="P15"/>
      <text:p text:style-name="P15">Place a newline between data items. <text:s/>Thus your file’s data may look like this.</text:p>
      <text:p text:style-name="P15"/>
      <text:p text:style-name="P15"/>
      <text:p text:style-name="P15"/>
      <text:p text:style-name="P15">Freddy <text:s/>Johnson</text:p>
      <text:p text:style-name="P15">3578</text:p>
      <text:p text:style-name="P15">Geology</text:p>
      <text:p text:style-name="P15">Junior</text:p>
      <text:p text:style-name="P15">714-733-6587</text:p>
      <text:p text:style-name="P15">212.75</text:p>
      <text:p text:style-name="P15">92873</text:p>
      <text:p text:style-name="P15"/>
      <text:p text:style-name="P15"/>
      <text:p text:style-name="P15"/>
      <text:p text:style-name="P15">That shows the data for one student struct (also called record). <text:s/>That student occupies 7 lines. <text:s/>That means the newline character separates the data into 7 individual parts (fields).</text:p>
      <text:p text:style-name="P15"/>
      <text:p text:style-name="P5"><text:span text:style-name="T13">Make your text file contain a half-dozen or more student records without blank lines. <text:s text:c="2"/>No blank lines is important. <text:s text:c="2"/>The absence of blank lines means there are no empty data records in the text file. <text:s text:c="2"/>Empty records are a nuisance. <text:s/></text:span><text:span text:style-name="T14">C language will try to create an empty struct in the binary file each time it encounters an empty record in the text file.</text:span></text:p>
      <text:p text:style-name="P16"/>
      <text:p text:style-name="P16"/>
      <text:p text:style-name="P16"/>
      <text:p text:style-name="P16"/>
      <text:p text:style-name="P16"/>
      <text:p text:style-name="P33"><text:span text:style-name="T23">Part 3.</text:span> <text:s/>Make a program that reads data about a student in the text file and writes that data into the binary file.</text:p>
      <text:p text:style-name="P17"/>
      <text:p text:style-name="P17">It will be necessary to open the text file for input and the binary file for output. <text:s/>Obviously a loop will be needed here.</text:p>
      <text:p text:style-name="P17"/>
      <text:p text:style-name="P17">Declaring these files, opening them, and creating a loop are all topics that will be presented in lectur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Part 4.<text:span text:style-name="T13"> <text:s/>Now the </text:span><text:span text:style-name="T15">binary data file has been created in part 3. <text:s text:c="2"/>This last step is to make a C program that will open the binary file, </text:span><text:span text:style-name="T16">one by one </text:span><text:span text:style-name="T15">read </text:span><text:span text:style-name="T16">a</text:span><text:span text:style-name="T15"> struct from that file, and write </text:span><text:span text:style-name="T16">each struct </text:span><text:span text:style-name="T15">one by one to stdout.</text:span></text:p>
      <text:p text:style-name="P18"/>
      <text:p text:style-name="P19">Again this is a very short program. <text:s/><text:span text:style-name="T22">It contains a single loop. <text:s/>Each iteration of the loop copies a struct from the binary file and writes it on stdout.</text:span></text:p>
      <text:p text:style-name="P19"/>
      <text:p text:style-name="P19"/>
      <text:p text:style-name="P19"/>
      <text:p text:style-name="P19"/>
      <text:p text:style-name="P36">Professionalism is now a requirement. <text:s/>In order to reduce the amount of junk code created by untrained programmers we will move to higher levels of professionalism. <text:s/>The first step in that direction is to avoid the use of “break” everywhere except in a switch statement. <text:s/>Without the break loops and decisions will self simplify. <text:s/>A consequence will be simpler code, fewer bugs to remove, single entrance into and single exit from loop structures and decision structures <text:s/>Other by-products are that majors projects will finish ahead of schedule, employees will obtain pay raises earlier, <text:span text:style-name="T24">and CTO will show unheard of kindness toward employees, and the company’s stock will increase in value.</text:span></text:p>
      <text:p text:style-name="P32">Dialogue sample for the first program.</text:p>
      <text:p text:style-name="P20"/>
      <text:p text:style-name="P20"/>
      <text:p text:style-name="P27">activeprofessor@Margaret:/2024spring223cassignment4-by-professor2.5$ ./r.sh</text:p>
      <text:p text:style-name="P27">Do a compiler check on student.h</text:p>
      <text:p text:style-name="P27">Compile academic.c</text:p>
      <text:p text:style-name="P27">Link object files</text:p>
      <text:p text:style-name="P27">Execute the program</text:p>
      <text:p text:style-name="P27">Welcome to Manage Academic Data</text:p>
      <text:p text:style-name="P27">Please enter <text:span text:style-name="T24">the </text:span>name of the text file: csuf5.txt</text:p>
      <text:p text:style-name="P27">You entered csuf5.txt</text:p>
      <text:p text:style-name="P27">The output file name is csuf5.bin</text:p>
      <text:p text:style-name="P27">name = Linda</text:p>
      <text:p text:style-name="P27">cwid = 4621</text:p>
      <text:p text:style-name="P27">major = Philosophy</text:p>
      <text:p text:style-name="P27">Class level = junior</text:p>
      <text:p text:style-name="P27">zip = 90079</text:p>
      <text:p text:style-name="P27">name = Fred</text:p>
      <text:p text:style-name="P27">cwid = 2497</text:p>
      <text:p text:style-name="P27">major = Music</text:p>
      <text:p text:style-name="P27">Class level = freshman</text:p>
      <text:p text:style-name="P27">zip = 92831</text:p>
      <text:p text:style-name="P27">name = Andrew</text:p>
      <text:p text:style-name="P27">cwid = 8107</text:p>
      <text:p text:style-name="P27">major = Biology</text:p>
      <text:p text:style-name="P27">Class level = sophomore</text:p>
      <text:p text:style-name="P27">zip = 92841</text:p>
      <text:p text:style-name="P27">The binary file was created.</text:p>
      <text:p text:style-name="P27">Bye</text:p>
      <text:p text:style-name="P27">activeprofessor@Margaret://2024spring223cassignment4-by-professor2.5$ </text:p>
      <text:p text:style-name="P20"/>
      <text:p text:style-name="P20">=============================================</text:p>
      <text:p text:style-name="P20"/>
      <text:p text:style-name="P20">You<text:span text:style-name="T21">r</text:span> results will appear similar, but they will be different because you may use other data for storage in the files.</text:p>
      <text:p text:style-name="P31">Organization of software files, input text file, output binary file, and header file.</text:p>
      <text:p text:style-name="P13"/>
      <text:p text:style-name="P13"/>
      <text:p text:style-name="P13"/>
      <text:p text:style-name="P13"><draw:g text:anchor-type="paragraph" draw:z-index="0" draw:name="Shape5_0" draw:style-name="gr1"><draw:custom-shape draw:name="Shape1_4" draw:style-name="gr2" draw:text-style-name="P39" svg:width="2.964cm" svg:height="1.562cm" svg:x="6.759cm" svg:y="0.125cm"><text:p text:style-name="P38">scholar.c</text:p><draw:enhanced-geometry svg:viewBox="0 0 21600 21600" draw:type="rectangle" draw:enhanced-path="M 0 0 L 21600 0 21600 21600 0 21600 0 0 Z N"/></draw:custom-shape><draw:custom-shape draw:name="Shape1_5" draw:style-name="gr2" draw:text-style-name="P39" svg:width="2.964cm" svg:height="1.562cm" svg:x="2.605cm" svg:y="0.204cm"><text:p text:style-name="P38">csuf.txt</text:p><draw:enhanced-geometry svg:viewBox="0 0 21600 21600" draw:type="rectangle" draw:enhanced-path="M 0 0 L 21600 0 21600 21600 0 21600 0 0 Z N"/></draw:custom-shape><draw:custom-shape draw:name="Shape1_6" draw:style-name="gr2" draw:text-style-name="P39" svg:width="2.964cm" svg:height="1.562cm" svg:x="10.913cm" svg:y="0.189cm"><text:p text:style-name="P38">csuf.txt</text:p><draw:enhanced-geometry svg:viewBox="0 0 21600 21600" draw:type="rectangle" draw:enhanced-path="M 0 0 L 21600 0 21600 21600 0 21600 0 0 Z N"/></draw:custom-shape><draw:line draw:name="Shape3_2" draw:style-name="gr3" draw:text-style-name="P40" svg:x1="5.567cm" svg:y1="0.993cm" svg:x2="6.758cm" svg:y2="0.993cm"><text:p/></draw:line><draw:line draw:name="Shape3_6" draw:style-name="gr3" draw:text-style-name="P40" svg:x1="9.721cm" svg:y1="0.965cm" svg:x2="10.912cm" svg:y2="0.965cm"><text:p/></draw:line><draw:custom-shape draw:name="Shape1_7" draw:style-name="gr2" draw:text-style-name="P39" svg:width="2.964cm" svg:height="1.562cm" svg:x="6.812cm" svg:y="2.76cm"><text:p text:style-name="P38">student.h</text:p><draw:enhanced-geometry svg:viewBox="0 0 21600 21600" draw:type="rectangle" draw:enhanced-path="M 0 0 L 21600 0 21600 21600 0 21600 0 0 Z N"/></draw:custom-shape><draw:line draw:name="Shape4_2" draw:style-name="gr4" draw:text-style-name="P40" svg:x1="8.294cm" svg:y1="2.761cm" svg:x2="8.268cm" svg:y2="1.687cm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The file student.h is being used by main program scholar.c.</text:p>
      <text:p text:style-name="P13"/>
      <text:p text:style-name="P13"/>
      <text:p text:style-name="P13"/>
      <text:p text:style-name="P13"/>
      <text:p text:style-name="P13"/>
      <text:p text:style-name="P28">Conclusion</text:p>
      <text:p text:style-name="P10"/>
      <text:p text:style-name="P13">Assignment 4 has the purpose of providing practice with binary files. <text:s text:c="2"/><text:span text:style-name="T18">The plan for the next assignment is to use binary files in a realistic application</text:span></text:p>
      <text:p text:style-name="P10"/>
      <text:p text:style-name="P10"/>
      <text:p text:style-name="P10"/>
      <text:p text:style-name="P14">Due date for <text:span text:style-name="T19">Assignment 4: <text:s/>Apri</text:span><text:span text:style-name="T20">l</text:span><text:span text:style-name="T19"> 1</text:span><text:span text:style-name="T17">6 midpoint between April 15 and 16.</text:span></text:p>
      <text:p text:style-name="P10"/>
      <text:p text:style-name="P10"/>
      <text:p text:style-name="P10"/>
      <text:p text:style-name="P10"/>
      <text:p text:style-name="P14"><text:span text:style-name="T24">Planned f</text:span>uture dates. <text:s text:c="2"/><text:span text:style-name="T24">We hope that this schedule proves to be feasible. <text:s/>There is a five day gap between the last day of final exam</text:span><text:span text:style-name="T25">s</text:span><text:span text:style-name="T24"> and the due date for faculty to submit course grades. <text:s/></text:span><text:span text:style-name="T25">Stay tuned. <text:s/>We’ll see what happens.</text:span></text:p>
      <text:p text:style-name="P11"/>
      <text:p text:style-name="P24"><text:span text:style-name="T3"><text:tab/>Assignment 4: <text:s/>Apri</text:span><text:span text:style-name="T4">l</text:span><text:span text:style-name="T3"> 1</text:span><text:span text:style-name="T5">6 midpoint between April 15 and 16.</text:span></text:p>
      <text:p text:style-name="P24"><text:span text:style-name="T3"><text:tab/>Assignment 5: <text:s/>April </text:span><text:span text:style-name="T4">29 </text:span><text:span text:style-name="T6">at 11:59pm</text:span></text:p>
      <text:p text:style-name="P12"><text:tab/>Assignment 6: <text:s/>May13 <text:s/><text:span text:style-name="T25">at 11:59pm</text:span></text:p>
      <text:p text:style-name="P12"><text:tab/>Final’s week: <text:s text:c="3"/>May 13-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7" meta:paragraph-count="86" meta:word-count="939" meta:character-count="5430" meta:non-whitespace-character-count="4511"/>
  </office:meta>
</office:document-meta>
</file>